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1.018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307in" svg:height="1.8555in" svg:x="7.7441in" svg:y="7.5382in">
            <draw:object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768in" svg:height="2.013in" svg:x="7.7654in" svg:y="18.0634in">
            <draw:object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008in" svg:height="2.2331in" svg:x="7.8197in" svg:y="26.5138in">
            <draw:object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008in" svg:height="2.1909in" svg:x="7.8091in" svg:y="38.6232in">
            <draw:object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1661in" svg:height="3.9681in" svg:x="20.4689in" svg:y="0.9909in">
            <draw:object draw:notify-on-update-of-ranges="Sheet1.Q7:Sheet1.Q10 Sheet1.T6:Sheet1.T6 Sheet1.T7:Sheet1.T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4461in" svg:height="3.8579in" svg:x="21.1031in" svg:y="7.0134in">
            <draw:object draw:notify-on-update-of-ranges="Sheet1.V18:Sheet1.V18 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" table:number-columns-repeated="996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.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.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.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.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2:11:45.66550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2-13T14:25:19.382129196</dc:date>
    <meta:editing-duration>PT15H30M11S</meta:editing-duration>
    <meta:editing-cycles>112</meta:editing-cycles>
    <meta:generator>LibreOffice/4.2.7.2$Linux_X86_64 LibreOffice_project/420m0$Build-2</meta:generator>
    <meta:document-statistic meta:table-count="1" meta:cell-count="13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245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1cm" svg:width="15.102cm" svg:height="3.666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03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03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11.803cm" svg:y="0cm" style:legend-expansion="custom" chartooo:width="4.141cm" chartooo:height="6.018cm" style:legend-expansion-aspect-ratio="0.688102359587903" chart:style-name="ch2"/>
        <chart:plot-area chart:style-name="ch3" table:cell-range-address="Sheet1.V18:Sheet1.AB25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